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2"/>
    <style:style style:name="ce7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156.12mm" svg:x="161.11mm" svg:y="103.89mm">
            <draw:object draw:notify-on-update-of-ranges="Sheet1.A3:Sheet1.A23 Sheet1.K1:Sheet1.K2 Sheet1.K3:Sheet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56.8mm" svg:x="0mm" svg:y="104.17mm">
            <draw:object draw:notify-on-update-of-ranges="Sheet1.A3:Sheet1.A23 Sheet1.I1:Sheet1.I2 Sheet1.I3:Sheet1.I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In-memory computation (Linux, Azure)</text:p>
          </table:table-cell>
          <table:table-cell table:style-name="ce1" office:value-type="string" calcext:value-type="string">
            <text:p><text:s text:c="8"/>Open Dataset</text:p>
          </table:table-cell>
          <table:table-cell table:style-name="ce1"/>
          <table:table-cell table:style-name="ce1" office:value-type="string" calcext:value-type="string">
            <text:p>Compr ratio</text:p>
          </table:table-cell>
          <table:table-cell table:style-name="ce1" office:value-type="string" calcext:value-type="string">
            <text:p><text:s text:c="3"/>Get Slices + Concat Slices</text:p>
          </table:table-cell>
          <table:table-cell table:style-name="ce1"/>
          <table:table-cell table:style-name="ce1" office:value-type="string" calcext:value-type="string">
            <text:p><text:s text:c="17"/>Sum Container</text:p>
          </table:table-cell>
          <table:table-cell table:style-name="ce1"/>
          <table:table-cell table:style-name="ce1" office:value-type="string" calcext:value-type="string">
            <text:p>Eval (sin(x) - 3.2) * (cos(x) + 1.2)</text:p>
          </table:table-cell>
          <table:table-cell table:style-name="ce1"/>
          <table:table-cell table:style-name="ce1" office:value-type="string" calcext:value-type="string">
            <text:p>Eval (x - y) * (z - 3.) * (y - x - 2)</text:p>
          </table:table-cell>
          <table:table-cell table:style-name="ce1" table:number-columns-repeated="53"/>
        </table:table-row>
        <table:table-row table:style-name="ro1">
          <table:table-cell/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/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style-name="Default" office:value-type="string" calcext:value-type="string">
            <text:p>Time (sec)</text:p>
          </table:table-cell>
          <table:table-cell office:value-type="string" calcext:value-type="string">
            <text:p>Space (MB)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office:value-type="float" office:value="1.21" calcext:value-type="float">
            <text:p>1,21</text:p>
          </table:table-cell>
          <table:table-cell office:value-type="float" office:value="0" calcext:value-type="float">
            <text:p>0</text:p>
          </table:table-cell>
          <table:table-cell office:value-type="float" office:value="4.779" calcext:value-type="float">
            <text:p>4,78</text:p>
          </table:table-cell>
          <table:table-cell office:value-type="float" office:value="420" calcext:value-type="float">
            <text:p>420</text:p>
          </table:table-cell>
          <table:table-cell office:value-type="float" office:value="7.478" calcext:value-type="float">
            <text:p>7,48</text:p>
          </table:table-cell>
          <table:table-cell office:value-type="float" office:value="731" calcext:value-type="float">
            <text:p>73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2.359" calcext:value-type="float">
            <text:p>2,36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0.866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</text:p>
          </table:table-cell>
          <table:table-cell office:value-type="float" office:value="1363" calcext:value-type="float">
            <text:p>1363</text:p>
          </table:table-cell>
          <table:table-cell office:value-type="float" office:value="3.019" calcext:value-type="float">
            <text:p>3,02</text:p>
          </table:table-cell>
          <table:table-cell office:value-type="float" office:value="1363" calcext:value-type="float">
            <text:p>136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1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496" calcext:value-type="float">
            <text:p>2,5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892" calcext:value-type="float">
            <text:p>1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2.645" calcext:value-type="float">
            <text:p>2,65</text:p>
          </table:table-cell>
          <table:table-cell office:value-type="float" office:value="326" calcext:value-type="float">
            <text:p>326</text:p>
          </table:table-cell>
          <table:table-cell table:style-name="ce3" office:value-type="float" office:value="0.859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1.668" calcext:value-type="float">
            <text:p>1,67</text:p>
          </table:table-cell>
          <table:table-cell office:value-type="float" office:value="424" calcext:value-type="float">
            <text:p>424</text:p>
          </table:table-cell>
          <table:table-cell office:value-type="float" office:value="2.854" calcext:value-type="float">
            <text:p>2,85</text:p>
          </table:table-cell>
          <table:table-cell office:value-type="float" office:value="735" calcext:value-type="float">
            <text:p>73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clevel 0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office:value-type="float" office:value="2.412" calcext:value-type="float">
            <text:p>2,4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896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1.452" calcext:value-type="float">
            <text:p>1,45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236" calcext:value-type="float">
            <text:p>2,2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iterblock – 4T – plainbuf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x</text:p>
          </table:table-cell>
          <table:table-cell table:style-name="ce4" office:value-type="float" office:value="0.26" calcext:value-type="float">
            <text:p>0,26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.986" calcext:value-type="float">
            <text:p>2,99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2.281" calcext:value-type="float">
            <text:p>2,2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1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office:value-type="float" office:value="3.365" calcext:value-type="float">
            <text:p>3,37</text:p>
          </table:table-cell>
          <table:table-cell office:value-type="float" office:value="326" calcext:value-type="float">
            <text:p>326</text:p>
          </table:table-cell>
          <table:table-cell table:style-name="ce7" office:value-type="float" office:value="1.265" calcext:value-type="float">
            <text:p>1,2650</text:p>
          </table:table-cell>
          <table:table-cell office:value-type="float" office:value="0" calcext:value-type="float">
            <text:p>0</text:p>
          </table:table-cell>
          <table:table-cell office:value-type="float" office:value="6.593" calcext:value-type="float">
            <text:p>6,59</text:p>
          </table:table-cell>
          <table:table-cell office:value-type="float" office:value="601" calcext:value-type="float">
            <text:p>601</text:p>
          </table:table-cell>
          <table:table-cell table:style-name="ce4" office:value-type="float" office:value="7.437" calcext:value-type="float">
            <text:p>7,44</text:p>
          </table:table-cell>
          <table:table-cell office:value-type="float" office:value="962" calcext:value-type="float">
            <text:p>96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4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29" calcext:value-type="float">
            <text:p>2,29</text:p>
          </table:table-cell>
          <table:table-cell office:value-type="float" office:value="585" calcext:value-type="float">
            <text:p>585</text:p>
          </table:table-cell>
          <table:table-cell office:value-type="float" office:value="3.104" calcext:value-type="float">
            <text:p>3,10</text:p>
          </table:table-cell>
          <table:table-cell office:value-type="float" office:value="941" calcext:value-type="float">
            <text:p>9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array (blosc+lz4+LLVM – 8T – clevel 5)</text:p>
          </table:table-cell>
          <table:table-cell office:value-type="float" office:value="0.037" calcext:value-type="float">
            <text:p>0,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36" calcext:value-type="float">
            <text:p>2,36</text:p>
          </table:table-cell>
          <table:table-cell office:value-type="float" office:value="326" calcext:value-type="float">
            <text:p>326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.661" calcext:value-type="float">
            <text:p>1,66</text:p>
          </table:table-cell>
          <table:table-cell office:value-type="float" office:value="586" calcext:value-type="float">
            <text:p>586</text:p>
          </table:table-cell>
          <table:table-cell office:value-type="float" office:value="2.683" calcext:value-type="float">
            <text:p>2,68</text:p>
          </table:table-cell>
          <table:table-cell office:value-type="float" office:value="919" calcext:value-type="float">
            <text:p>91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.11" calcext:value-type="float">
            <text:p>6,11</text:p>
          </table:table-cell>
          <table:table-cell office:value-type="float" office:value="408" calcext:value-type="float">
            <text:p>408</text:p>
          </table:table-cell>
          <table:table-cell table:style-name="Default" office:value-type="float" office:value="10.76" calcext:value-type="float">
            <text:p>10,76</text:p>
          </table:table-cell>
          <table:table-cell office:value-type="float" office:value="408" calcext:value-type="float">
            <text:p>40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1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x</text:p>
          </table:table-cell>
          <table:table-cell office:value-type="float" office:value="1.847" calcext:value-type="float">
            <text:p>1,85</text:p>
          </table:table-cell>
          <table:table-cell office:value-type="float" office:value="291" calcext:value-type="float">
            <text:p>291</text:p>
          </table:table-cell>
          <table:table-cell office:value-type="float" office:value="1.09" calcext:value-type="float">
            <text:p>1,0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,14</text:p>
          </table:table-cell>
          <table:table-cell office:value-type="float" office:value="1333" calcext:value-type="float">
            <text:p>1333</text:p>
          </table:table-cell>
          <table:table-cell office:value-type="float" office:value="8.072" calcext:value-type="float">
            <text:p>8,07</text:p>
          </table:table-cell>
          <table:table-cell office:value-type="float" office:value="1334" calcext:value-type="float">
            <text:p>133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5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x</text:p>
          </table:table-cell>
          <table:table-cell office:value-type="float" office:value="2.027" calcext:value-type="float">
            <text:p>2,03</text:p>
          </table:table-cell>
          <table:table-cell office:value-type="float" office:value="1333" calcext:value-type="float">
            <text:p>1333</text:p>
          </table:table-cell>
          <table:table-cell table:style-name="ce3" office:value-type="float" office:value="1.023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.902" calcext:value-type="float">
            <text:p>2,90</text:p>
          </table:table-cell>
          <table:table-cell office:value-type="float" office:value="530" calcext:value-type="float">
            <text:p>530</text:p>
          </table:table-cell>
          <table:table-cell office:value-type="float" office:value="4.226" calcext:value-type="float">
            <text:p>4,23</text:p>
          </table:table-cell>
          <table:table-cell office:value-type="float" office:value="766" calcext:value-type="float">
            <text:p>76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zarr (blosc+lz4 – 4T – clevel 0)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x</text:p>
          </table:table-cell>
          <table:table-cell office:value-type="float" office:value="2.047" calcext:value-type="float">
            <text:p>2,05</text:p>
          </table:table-cell>
          <table:table-cell office:value-type="float" office:value="291" calcext:value-type="float">
            <text:p>291</text:p>
          </table:table-cell>
          <table:table-cell office:value-type="float" office:value="1.04" calcext:value-type="float">
            <text:p>1,04</text:p>
          </table:table-cell>
          <table:table-cell office:value-type="float" office:value="0" calcext:value-type="float">
            <text:p>0</text:p>
          </table:table-cell>
          <table:table-cell office:value-type="float" office:value="6.677" calcext:value-type="float">
            <text:p>6,68</text:p>
          </table:table-cell>
          <table:table-cell office:value-type="float" office:value="1560" calcext:value-type="float">
            <text:p>1560</text:p>
          </table:table-cell>
          <table:table-cell office:value-type="float" office:value="9.29" calcext:value-type="float">
            <text:p>9,29</text:p>
          </table:table-cell>
          <table:table-cell office:value-type="float" office:value="1350" calcext:value-type="float">
            <text:p>135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1)</text:p>
          </table:table-cell>
          <table:table-cell table:number-columns-repeated="2"/>
          <table:table-cell office:value-type="string" calcext:value-type="string">
            <text:p>6.2x</text:p>
          </table:table-cell>
          <table:table-cell table:style-name="ce4" office:value-type="float" office:value="19.969" calcext:value-type="float">
            <text:p>19,97</text:p>
          </table:table-cell>
          <table:table-cell office:value-type="float" office:value="235" calcext:value-type="float">
            <text:p>235</text:p>
          </table:table-cell>
          <table:table-cell office:value-type="float" office:value="4.96" calcext:value-type="float">
            <text:p>4,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5.71" calcext:value-type="float">
            <text:p>5,7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4.007" calcext:value-type="float">
            <text:p>14,007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4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table:style-name="ce4" office:value-type="float" office:value="7.807" calcext:value-type="float">
            <text:p>7,81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609" calcext:value-type="float">
            <text:p>1,6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.721" calcext:value-type="float">
            <text:p>2,7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.764" calcext:value-type="float">
            <text:p>5,76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1)</text:p>
          </table:table-cell>
          <table:table-cell table:number-columns-repeated="2"/>
          <table:table-cell office:value-type="string" calcext:value-type="string">
            <text:p>6.3x</text:p>
          </table:table-cell>
          <table:table-cell table:style-name="ce4" office:value-type="float" office:value="19.375" calcext:value-type="float">
            <text:p>19,38</text:p>
          </table:table-cell>
          <table:table-cell office:value-type="float" office:value="235" calcext:value-type="float">
            <text:p>235</text:p>
          </table:table-cell>
          <table:table-cell table:style-name="ce4" office:value-type="float" office:value="4.398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.605" calcext:value-type="float">
            <text:p>11,6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7.235" calcext:value-type="float">
            <text:p>17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sk+hdf5 (gzip – 1T – clevel 0)</text:p>
          </table:table-cell>
          <table:table-cell table:number-columns-repeated="2"/>
          <table:table-cell office:value-type="string" calcext:value-type="string">
            <text:p>1.0x</text:p>
          </table:table-cell>
          <table:table-cell office:value-type="float" office:value="7.701" calcext:value-type="float">
            <text:p>7,70</text:p>
          </table:table-cell>
          <table:table-cell office:value-type="float" office:value="1333" calcext:value-type="float">
            <text:p>1333</text:p>
          </table:table-cell>
          <table:table-cell table:style-name="ce4"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8.821" calcext:value-type="float">
            <text:p>8,8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9.238" calcext:value-type="float">
            <text:p>9,24</text:p>
          </table:table-cell>
          <table:table-cell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py (in-mem)</text:p>
          </table:table-cell>
          <table:table-cell table:number-columns-repeated="3"/>
          <table:table-cell table:style-name="Default"/>
          <table:table-cell/>
          <table:table-cell office:value-type="float" office:value="0.16" calcext:value-type="float">
            <text:p>0,16</text:p>
          </table:table-cell>
          <table:table-cell/>
          <table:table-cell table:style-name="Default" office:value-type="float" office:value="2.73" calcext:value-type="float">
            <text:p>2,73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4" calcext:value-type="float">
            <text:p>2,84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ba (in-mem - 4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2.8" calcext:value-type="float">
            <text:p>2,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1.8" calcext:value-type="float">
            <text:p>1,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1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2.92" calcext:value-type="float">
            <text:p>2,92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2.89" calcext:value-type="float">
            <text:p>2,89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umexpr (in-mem - 4T)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style-name="Default" office:value-type="float" office:value="0.78" calcext:value-type="float">
            <text:p>0,78</text:p>
          </table:table-cell>
          <table:table-cell office:value-type="float" office:value="1333" calcext:value-type="float">
            <text:p>1333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3" loext:min-decimal-places="3" number:min-integer-digits="1"/>
    </number:number-style>
    <number:number-style style:name="N106">
      <number:number number:decimal-places="1" loext:min-decimal-places="1" number:min-integer-digits="1" number:grouping="true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09:05:07.52567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23T11:54:53.119130855</meta:creation-date>
    <dc:date>2019-10-28T10:01:29.107365239</dc:date>
    <meta:editing-duration>P1DT6H6M50S</meta:editing-duration>
    <meta:editing-cycles>8</meta:editing-cycles>
    <meta:generator>LibreOffice/6.3.2.2$MacOSX_X86_64 LibreOffice_project/98b30e735bda24bc04ab42594c85f7fd8be07b9c</meta:generator>
    <meta:document-statistic meta:table-count="1" meta:cell-count="234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13cm" xlink:href=".." xlink:type="simple" chart:class="chart:bar" chart:style-name="ch1">
        <chart:title svg:x="2.718cm" svg:y="0.447cm" chart:style-name="ch2">
          <text:p>Time (sec) for computing (x - y) * (z - 3.) * (y - x - 2)</text:p>
        </chart:title>
        <chart:plot-area chart:style-name="ch3" table:cell-range-address="Sheet1.A3:Sheet1.A23 Sheet1.K1:Sheet1.K23" chart:data-source-has-labels="both" svg:x="0.32cm" svg:y="1.552cm" svg:width="15.36cm" svg:height="13.749cm">
          <chartooo:coordinate-region svg:x="7.318cm" svg:y="1.552cm" svg:width="8.222cm" svg:height="12.587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3:Sheet1.K23" chart:label-cell-address="Sheet1.K1:Sheet1.K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x - y) * (z - 3.) * (y - x - 2) Time (sec)</text:p>
                <text:list>
                  <text:list-item>
                    <text:p>Eval (x - y) * (z - 3.) * (y - x - 2)</text:p>
                  </text:list-item>
                  <text:list-item>
                    <text:p>Time (sec)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7.478">
                <text:p>7.478</text:p>
                <draw:g>
                  <svg:desc>Sheet1.K3:Sheet1.K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3.019">
                <text:p>3.019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2.854">
                <text:p>2.854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7.437">
                <text:p>7.437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3.104">
                <text:p>3.104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14.007">
                <text:p>14.007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7.235">
                <text:p>17.23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9.238">
                <text:p>9.238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681cm" xlink:href=".." xlink:type="simple" chart:class="chart:bar" chart:style-name="ch1">
        <chart:title svg:x="2.489cm" svg:y="0.448cm" chart:style-name="ch2">
          <text:p>Time (sec) for computing (sin(x) - 3.2) * (cos(x) + 1.2)</text:p>
        </chart:title>
        <chart:plot-area chart:style-name="ch3" table:cell-range-address="Sheet1.A3:Sheet1.A23 Sheet1.I1:Sheet1.I23" chart:data-source-has-labels="both" svg:x="0.32cm" svg:y="1.554cm" svg:width="15.36cm" svg:height="13.814cm">
          <chartooo:coordinate-region svg:x="7.318cm" svg:y="1.554cm" svg:width="7.914cm" svg:height="13.167cm"/>
          <chart:axis chart:dimension="x" chart:name="primary-x" chart:style-name="ch4" chartooo:axis-type="auto">
            <chartooo:date-scale/>
            <chart:categories table:cell-range-address="Sheet1.A3:Sheet1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23" chart:label-cell-address="Sheet1.I1:Sheet1.I2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 (sin(x) - 3.2) * (cos(x) + 1.2) Time (sec)</text:p>
                <text:list>
                  <text:list-item>
                    <text:p>Eval (sin(x) - 3.2) * (cos(x) + 1.2)</text:p>
                  </text:list-item>
                  <text:list-item>
                    <text:p>Time (sec)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rray (blosc+lz4+iterblock – 1T – clevel 5)</text:p>
                <draw:g>
                  <svg:desc>Sheet1.A3:Sheet1.A23</svg:desc>
                </draw:g>
              </table:table-cell>
              <table:table-cell office:value-type="float" office:value="4.779">
                <text:p>4.779</text:p>
                <draw:g>
                  <svg:desc>Sheet1.I3:Sheet1.I23</svg:desc>
                </draw:g>
              </table:table-cell>
            </table:table-row>
            <table:table-row>
              <table:table-cell office:value-type="string">
                <text:p>iarray (blosc+lz4+iterblock – 1T – clevel 0)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>iarray (blosc+lz4+iterblock – 1T – plainbuf)</text:p>
              </table:table-cell>
              <table:table-cell office:value-type="float" office:value="2.496">
                <text:p>2.496</text:p>
              </table:table-cell>
            </table:table-row>
            <table:table-row>
              <table:table-cell office:value-type="string">
                <text:p>iarray (blosc+lz4+iterblock – 4T – clevel 5)</text:p>
              </table:table-cell>
              <table:table-cell office:value-type="float" office:value="1.668">
                <text:p>1.668</text:p>
              </table:table-cell>
            </table:table-row>
            <table:table-row>
              <table:table-cell office:value-type="string">
                <text:p>iarray (blosc+lz4+iterblock – 4T – clevel 0)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>iarray (blosc+lz4+iterblock – 4T – plainbuf)</text:p>
              </table:table-cell>
              <table:table-cell office:value-type="float" office:value="2.986">
                <text:p>2.986</text:p>
              </table:table-cell>
            </table:table-row>
            <table:table-row>
              <table:table-cell office:value-type="string">
                <text:p>iarray (blosc+lz4+LLVM – 1T – clevel 5)</text:p>
              </table:table-cell>
              <table:table-cell office:value-type="float" office:value="6.593">
                <text:p>6.593</text:p>
              </table:table-cell>
            </table:table-row>
            <table:table-row>
              <table:table-cell office:value-type="string">
                <text:p>iarray (blosc+lz4+LLVM – 4T – clevel 5)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iarray (blosc+lz4+LLVM – 8T – clevel 5)</text:p>
              </table:table-cell>
              <table:table-cell office:value-type="float" office:value="1.661">
                <text:p>1.661</text:p>
              </table:table-cell>
            </table:table-row>
            <table:table-row>
              <table:table-cell office:value-type="string">
                <text:p>dask+zarr (blosc+lz4 – 1T – clevel 5)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dask+zarr (blosc+lz4 – 1T – clevel 0)</text:p>
              </table:table-cell>
              <table:table-cell office:value-type="float" office:value="9.139">
                <text:p>9.139</text:p>
              </table:table-cell>
            </table:table-row>
            <table:table-row>
              <table:table-cell office:value-type="string">
                <text:p>dask+zarr (blosc+lz4 – 4T – clevel 5)</text:p>
              </table:table-cell>
              <table:table-cell office:value-type="float" office:value="2.902">
                <text:p>2.902</text:p>
              </table:table-cell>
            </table:table-row>
            <table:table-row>
              <table:table-cell office:value-type="string">
                <text:p>dask+zarr (blosc+lz4 – 4T – clevel 0)</text:p>
              </table:table-cell>
              <table:table-cell office:value-type="float" office:value="6.677">
                <text:p>6.677</text:p>
              </table:table-cell>
            </table:table-row>
            <table:table-row>
              <table:table-cell office:value-type="string">
                <text:p>dask+hdf5 (gzip – 4T – clevel 1)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dask+hdf5 (gzip – 4T – clevel 0)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dask+hdf5 (gzip – 1T – clevel 1)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string">
                <text:p>dask+hdf5 (gzip – 1T – clevel 0)</text:p>
              </table:table-cell>
              <table:table-cell office:value-type="float" office:value="8.821">
                <text:p>8.821</text:p>
              </table:table-cell>
            </table:table-row>
            <table:table-row>
              <table:table-cell office:value-type="string">
                <text:p>numpy (in-mem)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numba (in-mem - 4T)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numexpr (in-mem - 1T)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numexpr (in-mem - 4T)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